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 office:value-type="string" calcext:value-type="string">
            <text:p>Costa Rica</text:p>
          </table:table-cell>
          <table:table-cell table:style-name="ce1" office:value-type="string" calcext:value-type="string">
            <text:p>arboreum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iolley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decurren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aragaranu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imperial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multiplinervi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udifoliu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eltatu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seudobumbratu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reticulatu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sancti-felic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urostachyum</text:p>
          </table:table-cell>
          <table:table-cell table:style-name="ce5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style-name="ce1" office:value-type="string" calcext:value-type="string">
            <text:p>baezanum</text:p>
          </table:table-cell>
          <table:table-cell table:style-name="ce3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ecuadoren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escabros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ran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ispidu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kelleii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lanceifoli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elud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equen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erareolatu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ubinervulu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schupii</text:p>
          </table:table-cell>
          <table:table-cell table:style-name="ce5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style-name="ce1" office:value-type="string" calcext:value-type="string">
            <text:p>arboreum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armatu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chanchamayanu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glabribaccu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lechlerianum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reticulatum</text:p>
          </table:table-cell>
          <table:table-cell table:style-name="ce5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gi</text:p>
          </table:table-cell>
          <table:table-cell table:style-name="ce1" office:value-type="string" calcext:value-type="string">
            <text:p>arboreum</text:p>
          </table:table-cell>
          <table:table-cell table:style-name="ce3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crassinervium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miquelianum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richardifolium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Uaimii</text:p>
          </table:table-cell>
          <table:table-cell table:style-name="ce1" office:value-type="string" calcext:value-type="string">
            <text:p>corcovadense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lepturum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vicosanum</text:p>
          </table:table-cell>
          <table:table-cell table:style-name="ce5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1T13:56:51.708000000</meta:creation-date>
    <dc:date>2021-03-31T13:57:03.867000000</dc:date>
    <meta:editing-duration>PT12S</meta:editing-duration>
    <meta:editing-cycles>1</meta:editing-cycles>
    <meta:document-statistic meta:table-count="1" meta:cell-count="79" meta:object-count="0"/>
    <meta:generator>LibreOffice/6.4.7.2$Windows_X86_64 LibreOffice_project/639b8ac485750d5696d7590a72ef1b496725cfb5</meta:generator>
  </office:meta>
</office:document-meta>
</file>